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4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05-18T00:00:00" table:style-name="ce5">
            <text:p>18.05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105" table:style-name="ce9">
            <text:p>105</text:p>
          </table:table-cell>
          <table:table-cell office:value-type="currency" office:value="155" table:formula="of:=[.A10]*([.D10]+50*[.C10])" table:style-name="ce10">
            <text:p>CHF 15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70" table:style-name="ce9">
            <text:p>70</text:p>
          </table:table-cell>
          <table:table-cell office:value-type="currency" office:value="140" table:formula="of:=[.A11]*([.D11]+50*[.C11])" table:style-name="ce10">
            <text:p>CHF 1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5" table:style-name="ce9">
            <text:p>25</text:p>
          </table:table-cell>
          <table:table-cell office:value-type="currency" office:value="125" table:formula="of:=[.A12]*([.D12]+25*[.C12])" table:style-name="ce10">
            <text:p>CHF 12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100" table:formula="of:=[.A13]*[.D13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80" table:formula="of:=[.A14]*[.D14]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100" table:formula="of:=[.A15]*[.D15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700" table:formula="of:=SUM([.E6:.E18])" table:number-columns-spanned="2" table:number-rows-spanned="1" table:style-name="ce12">
            <text:p>CHF 70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4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subject>État du contenu de la caisse à instant T</dc:subject>
    <dc:creator>Nathan Fiorellino</dc:creator>
    <meta:creation-date>2019-04-15T09:02:29Z</meta:creation-date>
    <dc:date>2021-05-18T14:01:27Z</dc:date>
    <meta:editing-cycles>13</meta:editing-cycles>
    <meta:editing-duration>PT18807S</meta:editing-duration>
  </office:meta>
</office:document-meta>
</file>